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9.579cm" table:align="margins"/>
    </style:style>
    <style:style style:name="Tabela1.A" style:family="table-column">
      <style:table-column-properties style:column-width="4.994cm" style:rel-column-width="2831*"/>
    </style:style>
    <style:style style:name="Tabela1.B" style:family="table-column">
      <style:table-column-properties style:column-width="14.586cm" style:rel-column-width="8269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P1" style:family="paragraph" style:parent-style-name="Text_20_body" style:master-page-name="">
      <style:paragraph-properties fo:text-align="center" style:justify-single-word="false" style:page-number="auto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fo:margin-left="0cm" fo:margin-right="-0.332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OM – JAVA SCRIPT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/>
            <text:p text:style-name="P3"/>
            <text:p text:style-name="P3">document.getElementById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.innerHTML </text:p>
            <text:p text:style-name="P3">(wewnętrzny HTML)</text:p>
          </table:table-cell>
          <table:table-cell table:style-name="Tabela1.B1" office:value-type="string">
            <text:p text:style-name="P3"/>
            <text:p text:style-name="P3"/>
            <text:p text:style-name="P3">document.getElementById('zegar').innerHTML = dzien;</text:p>
            <text:p text:style-name="P3"/>
            <text:p text:style-name="P2">Jest to komenta dla JS aby znalazł z dokumentu HTML id o nazwie &lt;zegar&gt; i to co w środku znajduję się w divie zostanie podmienione <text:s/>.innerHTML na to do czego przypiszemy operatorem '=' tu szufladka/zmienna dzien.</text:p>
            <text:p text:style-name="P3"/>
            <text:p text:style-name="P2">dokument - czyli wyszukaj z dokumentu, id o nazwie 'zegar'. </text:p>
            <text:p text:style-name="P2">.get.ElementById() - funkcja, która bierze/pobiera/łapie <text:s/>id z dokumentu (html) o wskazanej nazwie</text:p>
            <text:p text:style-name="P2"/>
            <text:p text:style-name="P2">.innerHTML - <text:s/>podmienia zawartość, <text:s/>czyli włożyć to pojemnika / szufladki div'a z HTML'u </text:p>
            <text:p text:style-name="P2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6cm" fo:margin-bottom="0.663cm" fo:margin-left="0.76cm" fo:margin-right="0.66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m jm</meta:initial-creator>
    <meta:creation-date>2019-02-06T23:13:07.86</meta:creation-date>
    <dc:date>2019-02-06T23:33:31.79</dc:date>
    <dc:creator>jm jm</dc:creator>
    <meta:editing-duration>PT20M23S</meta:editing-duration>
    <meta:editing-cycles>3</meta:editing-cycles>
    <meta:generator>OpenOffice/4.1.1$Win32 OpenOffice.org_project/411m6$Build-9775</meta:generator>
    <meta:document-statistic meta:table-count="1" meta:image-count="0" meta:object-count="0" meta:page-count="1" meta:paragraph-count="9" meta:word-count="82" meta:character-count="579"/>
  </office:meta>
</office:document-meta>
</file>